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11.184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1.659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1.684cm" svg:height="1.397cm" svg:x="3.216cm" svg:y="2.524cm">
          <text:p text:style-name="P1">LB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413cm" svg:height="1.143cm" svg:x="3.575cm" svg:y="5.161cm">
          <text:p text:style-name="P1">Varnish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413cm" svg:height="1.143cm" svg:x="6.634cm" svg:y="5.161cm">
          <text:p text:style-name="P1">Varnish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413cm" svg:height="1.143cm" svg:x="11.999cm" svg:y="5.161cm">
          <text:p text:style-name="P1">Varnish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397cm" svg:height="1.195cm" svg:x="9.92cm" svg:y="4.864cm">
          <draw:text-box>
            <text:p text:style-name="P2"><text:span text:style-name="T1">...</text:span></text:p>
          </draw:text-box>
        </draw:frame>
        <draw:connector draw:style-name="gr4" draw:text-style-name="P4" draw:layer="layout" draw:type="line" svg:x1="9.058cm" svg:y1="3.921cm" svg:x2="4.781cm" svg:y2="5.161cm" draw:start-shape="id1" draw:start-glue-point="2" draw:end-shape="id2" draw:end-glue-point="0" svg:d="M9058 3921l-4277 1240" svg:viewBox="0 0 4278 1241">
          <text:p/>
        </draw:connector>
        <draw:connector draw:style-name="gr4" draw:text-style-name="P4" draw:layer="layout" draw:type="line" svg:x1="9.058cm" svg:y1="3.921cm" svg:x2="7.84cm" svg:y2="5.161cm" draw:start-shape="id1" draw:start-glue-point="2" draw:end-shape="id3" draw:end-glue-point="0" svg:d="M9058 3921l-1218 1240" svg:viewBox="0 0 1219 1241">
          <text:p/>
        </draw:connector>
        <draw:connector draw:style-name="gr4" draw:text-style-name="P4" draw:layer="layout" draw:type="line" svg:x1="9.058cm" svg:y1="3.921cm" svg:x2="13.205cm" svg:y2="5.161cm" draw:start-shape="id1" draw:start-glue-point="2" draw:end-shape="id4" draw:end-glue-point="0" svg:d="M9058 3921l4147 1240" svg:viewBox="0 0 4148 1241">
          <text:p/>
        </draw:connector>
        <draw:custom-shape draw:style-name="gr5" draw:text-style-name="P1" xml:id="id5" draw:id="id5" draw:layer="layout" svg:width="2.286cm" svg:height="0.889cm" svg:x="4.508cm" svg:y="7.36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2.286cm" svg:height="0.889cm" svg:x="7.98cm" svg:y="7.36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2.286cm" svg:height="0.889cm" svg:x="11.449cm" svg:y="7.36cm">
          <text:p text:style-name="P1">Servic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4.781cm" svg:y1="6.304cm" svg:x2="5.651cm" svg:y2="7.36cm" draw:start-shape="id2" draw:start-glue-point="2" draw:end-shape="id5" draw:end-glue-point="0" svg:d="M4781 6304l870 1056" svg:viewBox="0 0 871 1057">
          <text:p/>
        </draw:connector>
        <draw:connector draw:style-name="gr4" draw:text-style-name="P4" draw:layer="layout" draw:type="line" svg:x1="4.781cm" svg:y1="6.304cm" svg:x2="9.123cm" svg:y2="7.36cm" draw:start-shape="id2" draw:start-glue-point="2" draw:end-shape="id6" draw:end-glue-point="0" svg:d="M4781 6304l4342 1056" svg:viewBox="0 0 4343 1057">
          <text:p/>
        </draw:connector>
        <draw:connector draw:style-name="gr4" draw:text-style-name="P4" draw:layer="layout" draw:type="line" svg:x1="4.781cm" svg:y1="6.304cm" svg:x2="12.592cm" svg:y2="7.36cm" draw:start-shape="id2" draw:start-glue-point="2" draw:end-shape="id7" draw:end-glue-point="0" svg:d="M4781 6304l7811 1056" svg:viewBox="0 0 7812 1057">
          <text:p/>
        </draw:connector>
        <draw:connector draw:style-name="gr4" draw:text-style-name="P4" draw:layer="layout" draw:type="line" svg:x1="7.84cm" svg:y1="6.304cm" svg:x2="5.651cm" svg:y2="7.36cm" draw:start-shape="id3" draw:start-glue-point="2" draw:end-shape="id5" draw:end-glue-point="0" svg:d="M7840 6304l-2189 1056" svg:viewBox="0 0 2190 1057">
          <text:p/>
        </draw:connector>
        <draw:connector draw:style-name="gr4" draw:text-style-name="P4" draw:layer="layout" draw:type="line" svg:x1="7.84cm" svg:y1="6.304cm" svg:x2="9.123cm" svg:y2="7.36cm" draw:start-shape="id3" draw:start-glue-point="2" draw:end-shape="id6" draw:end-glue-point="0" svg:d="M7840 6304l1283 1056" svg:viewBox="0 0 1284 1057">
          <text:p/>
        </draw:connector>
        <draw:connector draw:style-name="gr4" draw:text-style-name="P4" draw:layer="layout" draw:type="line" svg:x1="7.84cm" svg:y1="6.304cm" svg:x2="12.592cm" svg:y2="7.36cm" draw:start-shape="id3" draw:start-glue-point="2" draw:end-shape="id7" draw:end-glue-point="0" svg:d="M7840 6304l4752 1056" svg:viewBox="0 0 4753 1057">
          <text:p/>
        </draw:connector>
        <draw:connector draw:style-name="gr4" draw:text-style-name="P4" draw:layer="layout" draw:type="line" svg:x1="13.205cm" svg:y1="6.304cm" svg:x2="12.592cm" svg:y2="7.36cm" draw:start-shape="id4" draw:start-glue-point="2" draw:end-shape="id7" draw:end-glue-point="0" svg:d="M13205 6304l-613 1056" svg:viewBox="0 0 614 1057">
          <text:p/>
        </draw:connector>
        <draw:connector draw:style-name="gr4" draw:text-style-name="P4" draw:layer="layout" draw:type="line" svg:x1="13.205cm" svg:y1="6.304cm" svg:x2="9.123cm" svg:y2="7.36cm" draw:start-shape="id4" draw:start-glue-point="2" draw:end-shape="id6" draw:end-glue-point="0" svg:d="M13205 6304l-4082 1056" svg:viewBox="0 0 4083 1057">
          <text:p/>
        </draw:connector>
        <draw:connector draw:style-name="gr4" draw:text-style-name="P4" draw:layer="layout" draw:type="line" svg:x1="13.205cm" svg:y1="6.304cm" svg:x2="5.651cm" svg:y2="7.36cm" draw:start-shape="id4" draw:start-glue-point="2" draw:end-shape="id5" draw:end-glue-point="0" svg:d="M13205 6304l-7554 1056" svg:viewBox="0 0 7555 1057">
          <text:p/>
        </draw:connector>
        <draw:custom-shape draw:style-name="gr6" draw:text-style-name="P5" xml:id="id8" draw:id="id8" draw:layer="layout" svg:width="2.159cm" svg:height="0.635cm" svg:x="1.254cm" svg:y="8.947cm">
          <text:p text:style-name="P1"><text:span text:style-name="T2">Endpoi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2.159cm" svg:height="0.635cm" svg:x="3.998cm" svg:y="8.947cm">
          <text:p text:style-name="P1"><text:span text:style-name="T2">Endpoi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2.159cm" svg:height="0.635cm" svg:x="6.741cm" svg:y="8.947cm">
          <text:p text:style-name="P1"><text:span text:style-name="T2">Endpoi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2.159cm" svg:height="0.635cm" svg:x="9.485cm" svg:y="8.947cm">
          <text:p text:style-name="P1"><text:span text:style-name="T2">Endpoi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2" draw:id="id12" draw:layer="layout" svg:width="2.159cm" svg:height="0.635cm" svg:x="12.228cm" svg:y="8.947cm">
          <text:p text:style-name="P1"><text:span text:style-name="T2">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3" draw:id="id13" draw:layer="layout" svg:width="2.159cm" svg:height="0.635cm" svg:x="14.97cm" svg:y="8.947cm">
          <text:p text:style-name="P1"><text:span text:style-name="T2">Endpoi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51cm" svg:y1="8.249cm" svg:x2="2.333cm" svg:y2="8.947cm" draw:start-shape="id5" draw:start-glue-point="2" draw:end-shape="id8" draw:end-glue-point="0" svg:d="M5651 8249l-3318 698" svg:viewBox="0 0 3319 699">
          <text:p/>
        </draw:connector>
        <draw:connector draw:style-name="gr4" draw:text-style-name="P4" draw:layer="layout" draw:type="line" svg:x1="5.651cm" svg:y1="8.249cm" svg:x2="5.077cm" svg:y2="8.947cm" draw:start-shape="id5" draw:start-glue-point="2" draw:end-shape="id9" svg:d="M5651 8249l-574 698" svg:viewBox="0 0 575 699">
          <text:p/>
        </draw:connector>
        <draw:connector draw:style-name="gr4" draw:text-style-name="P4" draw:layer="layout" draw:type="line" svg:x1="9.123cm" svg:y1="8.249cm" svg:x2="7.82cm" svg:y2="8.947cm" draw:start-shape="id6" draw:start-glue-point="2" draw:end-shape="id10" draw:end-glue-point="0" svg:d="M9123 8249l-1303 698" svg:viewBox="0 0 1304 699">
          <text:p/>
        </draw:connector>
        <draw:connector draw:style-name="gr4" draw:text-style-name="P4" draw:layer="layout" draw:type="line" svg:x1="9.123cm" svg:y1="8.249cm" svg:x2="10.564cm" svg:y2="8.947cm" draw:start-shape="id6" draw:start-glue-point="2" draw:end-shape="id11" draw:end-glue-point="0" svg:d="M9123 8249l1441 698" svg:viewBox="0 0 1442 699">
          <text:p/>
        </draw:connector>
        <draw:connector draw:style-name="gr4" draw:text-style-name="P4" draw:layer="layout" draw:type="line" svg:x1="12.592cm" svg:y1="8.249cm" svg:x2="13.307cm" svg:y2="8.947cm" draw:start-shape="id7" draw:start-glue-point="2" draw:end-shape="id12" draw:end-glue-point="0" svg:d="M12592 8249l715 698" svg:viewBox="0 0 716 699">
          <text:p/>
        </draw:connector>
        <draw:connector draw:style-name="gr4" draw:text-style-name="P4" draw:layer="layout" draw:type="line" svg:x1="12.592cm" svg:y1="8.249cm" svg:x2="16.049cm" svg:y2="8.947cm" draw:start-shape="id7" draw:start-glue-point="2" draw:end-shape="id13" draw:end-glue-point="0" svg:d="M12592 8249l3457 698" svg:viewBox="0 0 3458 6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Simmons</meta:initial-creator>
    <meta:creation-date>2018-12-14T12:02:10.329862879</meta:creation-date>
    <dc:date>2018-12-14T12:28:42.076908992</dc:date>
    <dc:creator>Geoffrey Simmons</dc:creator>
    <meta:editing-duration>PT16M11S</meta:editing-duration>
    <meta:editing-cycles>2</meta:editing-cycles>
    <meta:generator>LibreOffice/5.2.7.2$Linux_X86_64 LibreOffice_project/20m0$Build-2</meta:generator>
    <meta:document-statistic meta:object-count="32"/>
  </office:meta>
</office:document-meta>
</file>